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000000C6A5E55EB27.png" manifest:media-type="image/png"/>
  <manifest:file-entry manifest:full-path="Pictures/100000010000029D000004277318EE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0118in" svg:y="0.778in" svg:width="3.3453in" svg:height="5.3154in" draw:z-index="0"><draw:image xlink:href="Pictures/100000010000029D000004277318EE18.png" xlink:type="simple" xlink:show="embed" xlink:actuate="onLoad" draw:mime-type="image/png"/></draw:frame><draw:frame draw:style-name="fr1" draw:name="Image2" text:anchor-type="char" svg:x="5.7874in" svg:y="0.6571in" svg:width="3.35in" svg:height="5.3201in" draw:z-index="1"><draw:image xlink:href="Pictures/10000001000007D000000C6A5E55EB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5:01:28.534098702</meta:creation-date>
    <dc:date>2026-04-25T15:10:14.018336642</dc:date>
    <meta:editing-duration>PT8M4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5.2.7.2$Linux_X86_64 LibreOffice_project/520$Build-2</meta:generator>
  </office:meta>
</office:document-meta>
</file>